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3.0799in" table:align="center"/>
    </style:style>
    <style:style style:name="Table2.A" style:family="table-column">
      <style:table-column-properties style:column-width="0.9938in"/>
    </style:style>
    <style:style style:name="Table2.B" style:family="table-column">
      <style:table-column-properties style:column-width="0.5368in"/>
    </style:style>
    <style:style style:name="Table2.C" style:family="table-column">
      <style:table-column-properties style:column-width="0.8125in"/>
    </style:style>
    <style:style style:name="Table2.D" style:family="table-column">
      <style:table-column-properties style:column-width="0.7368in"/>
    </style:style>
    <style:style style:name="Table2.A1" style:family="table-cell">
      <style:table-cell-properties style:vertical-align="middle" fo:padding="0.0194in" fo:border="0.75pt solid #32305e"/>
    </style:style>
    <style:style style:name="P1" style:family="paragraph" style:parent-style-name="Text_20_body">
      <style:text-properties fo:font-weight="bold"/>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text-properties officeooo:paragraph-rsid="000ecf53"/>
    </style:style>
    <style:style style:name="P7" style:family="paragraph" style:parent-style-name="Text_20_body" style:list-style-name="L4">
      <style:text-properties fo:background-color="#3deb3d"/>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paragraph-properties fo:margin-top="0in" fo:margin-bottom="0in" style:contextual-spacing="false"/>
      <style:text-properties officeooo:paragraph-rsid="0010d6a2"/>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3">
      <style:paragraph-properties fo:margin-top="0in" fo:margin-bottom="0in" style:contextual-spacing="false"/>
      <style:text-properties fo:font-style="italic" officeooo:paragraph-rsid="0010d6a2" style:font-style-asian="italic" style:font-style-complex="italic"/>
    </style:style>
    <style:style style:name="P13" style:family="paragraph" style:parent-style-name="Text_20_body">
      <style:paragraph-properties fo:margin-left="0.3126in" fo:margin-right="0in" fo:text-indent="0in" style:auto-text-indent="false"/>
    </style:style>
    <style:style style:name="P14" style:family="paragraph" style:parent-style-name="Text_20_body">
      <style:paragraph-properties fo:margin-left="0.3126in" fo:margin-right="0in" fo:text-indent="0in" style:auto-text-indent="false"/>
      <style:text-properties fo:background-color="#3deb3d"/>
    </style:style>
    <style:style style:name="P15" style:family="paragraph" style:parent-style-name="Text_20_body">
      <style:paragraph-properties fo:margin-left="0.3126in" fo:margin-right="0in" fo:text-indent="0in" style:auto-text-indent="false"/>
      <style:text-properties officeooo:paragraph-rsid="000f1d0d" fo:background-color="#3deb3d"/>
    </style:style>
    <style:style style:name="P16" style:family="paragraph" style:parent-style-name="Heading_20_2">
      <style:text-properties fo:font-weight="bold"/>
    </style:style>
    <style:style style:name="P17" style:family="paragraph" style:parent-style-name="Preformatted_20_Text" style:list-style-name="L3">
      <style:paragraph-properties fo:margin-top="0in" fo:margin-bottom="0.1965in" style:contextual-spacing="false"/>
    </style:style>
    <style:style style:name="T1" style:family="text">
      <style:text-properties fo:font-weight="bold"/>
    </style:style>
    <style:style style:name="T2" style:family="text">
      <style:text-properties fo:font-style="italic"/>
    </style:style>
    <style:style style:name="T3" style:family="text">
      <style:text-properties fo:font-size="14pt"/>
    </style:style>
    <style:style style:name="T4" style:family="text">
      <style:text-properties officeooo:rsid="000ecf53"/>
    </style:style>
    <style:style style:name="T5" style:family="text">
      <style:text-properties officeooo:rsid="000f1d0d"/>
    </style:style>
    <style:style style:name="T6" style:family="text">
      <style:text-properties fo:background-color="#ffff00" loext:char-shading-value="0"/>
    </style:style>
    <style:style style:name="T7" style:family="text">
      <style:text-properties officeooo:rsid="000f741a" fo:background-color="#ffff00" loext:char-shading-value="0"/>
    </style:style>
    <style:style style:name="T8" style:family="text">
      <style:text-properties officeooo:rsid="00105ed3" fo:background-color="#ffff00" loext:char-shading-value="0"/>
    </style:style>
    <style:style style:name="T9" style:family="text">
      <style:text-properties fo:background-color="#ff3333" loext:char-shading-value="0"/>
    </style:style>
    <style:style style:name="T10" style:family="text">
      <style:text-properties fo:background-color="#3deb3d" loext:char-shading-value="0"/>
    </style:style>
    <style:style style:name="T11" style:family="text">
      <style:text-properties fo:background-color="#ff0000" loext:char-shading-value="0"/>
    </style:style>
    <style:style style:name="T12" style:family="text">
      <style:text-properties officeooo:rsid="00105ed3"/>
    </style:style>
    <style:style style:name="T13" style:family="text">
      <style:text-properties officeooo:rsid="0010d6a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yui_3_17_2_2_1459904229925_12"/> <text:span text:style-name="T1">CMPUT 291</text:span> Introduction to File and Database Management<text:line-break/><text:line-break/><text:bookmark text:name="yui_3_17_2_2_1459904229925_11"/><text:span text:style-name="T1">Winter 2016</text:span></text:p>
      <text:h text:style-name="P16" text:outline-level="2">Mini-Project 2</text:h>
      <text:h text:style-name="Heading_20_4" text:outline-level="4">Due time:  18:00 on Thursday April <text:span text:style-name="Strong_20_Emphasis">7, 2016</text:span></text:h>
      <text:p text:style-name="P1">Background Information</text:p>
      <text:p text:style-name="P6">Berkeley DB is an open source embedded database library that can be used to store and retrieve data records from data files, called <text:span text:style-name="T2">databases</text:span>. Berkeley DB uses key/data pairs to identify records stored in databases. Both key and data items are represented by the DBT data structure that contains a reference to memory and a length, counted in bytes.</text:p>
      <text:p text:style-name="P6">Of course, Berkeley DB provides various interfaces for applications to access databases. See the Berkeley DB <text:a xlink:type="simple" xlink:href="http://docs.oracle.com/cd/E17076_02/html/toc.htm">Documentation</text:a>,  <text:a xlink:type="simple" xlink:href="http://docs.oracle.com/cd/E17076_02/html/api_reference/C/frame_main.html">C API Reference</text:a>,  <text:a xlink:type="simple" xlink:href="http://docs.oracle.com/cd/E17076_02/html/java/index.html">Java Package</text:a>, and <text:a xlink:type="simple" xlink:href="http://www.jcea.es/programacion/pybsddb_doc/">Python Bindings for Berkeley DB</text:a>  for more details.</text:p>
      <text:p text:style-name="P6"><text:span text:style-name="T1">Description</text:span> <text:span text:style-name="T4">(First Part)</text:span></text:p>
      <text:p text:style-name="P6">In the <text:span text:style-name="T1">first part</text:span> of this assignment, you are asked to implement an application program to create two databases, one being the DB_BTREE type and one DB_HASH, and populate both databases with the same list of records (key/data pairs).</text:p>
      <text:p text:style-name="Text_20_body">We assume that the database keeps all keys unique, and thus, your database shall reject all attempts to insert a duplicated key.</text:p>
      <text:p text:style-name="Text_20_body">Your application program will then perform the following queries against both databases created earlier.</text:p>
      <text:list xml:id="list6884677998240408966" text:style-name="L2">
        <text:list-item>
          <text:p text:style-name="P8">retrieve a record with a given key value </text:p>
        </text:list-item>
        <text:list-item>
          <text:p text:style-name="P8">retrieve a list of records with a given data value </text:p>
        </text:list-item>
        <text:list-item>
          <text:p text:style-name="P2">retrieve a list of records with a given range of key values </text:p>
        </text:list-item>
      </text:list>
      <text:p text:style-name="Text_20_body">Query 3 is usually referred as a range query meaning to find all the records whose key values are within a given range (greater than or equal to the given lower value and less than or equal to the given upper value). Please note that the implementation of range queries depends on the type of databases.</text:p>
      <text:p text:style-name="Text_20_body">Execute all three queries 4 times, using different values each time, and record (write it down) the average performance of queries in terms of the elapse time (actual running time). (Details are given in the next section.)</text:p>
      <text:p text:style-name="Text_20_body"/>
      <text:p text:style-name="Text_20_body"/>
      <text:p text:style-name="Text_20_body"/>
      <text:p text:style-name="P6"><text:soft-page-break/><text:span text:style-name="T1">Description</text:span> <text:span text:style-name="T4">(Second Part)</text:span></text:p>
      <text:p text:style-name="Text_20_body">As you will see, neither B-tree nor Hash table will evaluate all three queries efficiently. Thus in the <text:span text:style-name="T1">second part</text:span> of this assignment, you are asked to extend the program from the first part by designing and implementing a more sophisticated file, called IndexFile, such that all three queries can be evaluated very efficiently. Repeat the tests and record the experimental results the same way as for the first part.</text:p>
      <text:p text:style-name="Text_20_body">Summarize your experimental results in a table like below:</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Queries</text:p>
          </table:table-cell>
          <table:table-cell table:style-name="Table2.A1" office:value-type="string">
            <text:p text:style-name="Table_20_Contents">B-Tree</text:p>
          </table:table-cell>
          <table:table-cell table:style-name="Table2.A1" office:value-type="string">
            <text:p text:style-name="Table_20_Contents">Hash Table</text:p>
          </table:table-cell>
          <table:table-cell table:style-name="Table2.A1" office:value-type="string">
            <text:p text:style-name="Table_20_Contents">IndexFile</text:p>
          </table:table-cell>
        </table:table-row>
        <table:table-row>
          <table:table-cell table:style-name="Table2.A1" office:value-type="string">
            <text:p text:style-name="Table_20_Contents">Key Search</text:p>
          </table:table-cell>
          <table:table-cell table:style-name="Table2.A1" office:value-type="string">
            <text:p text:style-name="Table_20_Contents">10</text:p>
          </table:table-cell>
          <table:table-cell table:style-name="Table2.A1" office:value-type="string">
            <text:p text:style-name="Table_20_Contents">10</text:p>
          </table:table-cell>
          <table:table-cell table:style-name="Table2.A1" office:value-type="string">
            <text:p text:style-name="Table_20_Contents">20</text:p>
          </table:table-cell>
        </table:table-row>
        <table:table-row>
          <table:table-cell table:style-name="Table2.A1" office:value-type="string">
            <text:p text:style-name="Table_20_Contents">Data Search</text:p>
          </table:table-cell>
          <table:table-cell table:style-name="Table2.A1" office:value-type="string">
            <text:p text:style-name="Table_20_Contents">10</text:p>
          </table:table-cell>
          <table:table-cell table:style-name="Table2.A1" office:value-type="string">
            <text:p text:style-name="Table_20_Contents">10</text:p>
          </table:table-cell>
          <table:table-cell table:style-name="Table2.A1" office:value-type="string">
            <text:p text:style-name="Table_20_Contents">20</text:p>
          </table:table-cell>
        </table:table-row>
        <table:table-row>
          <table:table-cell table:style-name="Table2.A1" office:value-type="string">
            <text:p text:style-name="Table_20_Contents">Range Search</text:p>
          </table:table-cell>
          <table:table-cell table:style-name="Table2.A1" office:value-type="string">
            <text:p text:style-name="Table_20_Contents">1000</text:p>
          </table:table-cell>
          <table:table-cell table:style-name="Table2.A1" office:value-type="string">
            <text:p text:style-name="Table_20_Contents">1000</text:p>
          </table:table-cell>
          <table:table-cell table:style-name="Table2.A1" office:value-type="string">
            <text:p text:style-name="Table_20_Contents">20</text:p>
          </table:table-cell>
        </table:table-row>
      </table:table>
      <text:p text:style-name="Text_20_body">Note that numbers in the above table have no real meaning. You shall justify your choice of the IndexFile by analyzing your experimental results.</text:p>
      <text:p text:style-name="Text_20_body">Hint: IndexFile can be implemented by adding a second file (a second index file) associated with a data file of your choice. You may also use <text:a xlink:type="simple" xlink:href="http://docs.oracle.com/cd/E17076_02/html/api_reference/C/frame_main.html">DB-&gt;associate</text:a> provided by Berkeley DB, though it is not necessary.</text:p>
      <text:p text:style-name="P1">Implementation Details</text:p>
      <text:list xml:id="list4208387820387730165" text:style-name="L3">
        <text:list-item>
          <text:p text:style-name="P3">Make sure your application can be started by entering </text:p>
          <text:p text:style-name="P17"><text:span text:style-name="Emphasis"><text:span text:style-name="T3">mydbtest db_type_option</text:span></text:span></text:p>
          <text:p text:style-name="P9">where db_type_option is (1) <text:span text:style-name="T2">btree </text:span>for DB_BTREE, (2) <text:span text:style-name="T2">hash </text:span>for DB_HASH, or (3) <text:span text:style-name="T2">indexfile </text:span>for your improved database, indicating the database type to be tested. </text:p>
          <text:p text:style-name="P9"/>
          <text:p text:style-name="P9"><text:span text:style-name="T13">[Ours works by having a script called mydbtest and changing it in between runs to have the line:</text:span></text:p>
          <text:p text:style-name="P12"><text:span text:style-name="T13">java -cp ".:lib/db.jar" Main db_type_option</text:span></text:p>
          <text:p text:style-name="P9"><text:span text:style-name="T13">where db_type_option is as above]</text:span><text:line-break/><text:line-break/><text:span text:style-name="T6">If you use Java</text:span>, you may need to write a simple shell s<text:span text:style-name="T5">c</text:span>ript file named mydbtest containing a line "java program argument".</text:p>
        </text:list-item>
        <text:list-item>
          <text:p text:style-name="P3">All your databases must be in the directory named “/tmp/user_db'', where user is the user name of your account (any one from your group). Please make sure the directory is created before testing and removed after testing. </text:p>
        </text:list-item>
      </text:list>
      <text:p text:style-name="Text_20_body"/>
      <text:p text:style-name="Text_20_body"/>
      <text:p text:style-name="Text_20_body"/>
      <text:p text:style-name="Text_20_body"/>
      <text:p text:style-name="Text_20_body"><text:soft-page-break/></text:p>
      <text:p text:style-name="Text_20_body"/>
      <text:list xml:id="list1397865871724081664" text:style-name="L4">
        <text:list-item>
          <text:p text:style-name="P7">Your application program will display a menu with the following items </text:p>
        </text:list-item>
      </text:list>
      <text:p text:style-name="P14">1 Create and populate a database</text:p>
      <text:p text:style-name="P14">2 Retrieve records with a given key</text:p>
      <text:p text:style-name="P14">3 Retrieve records with a given data</text:p>
      <text:p text:style-name="P14">4. Retrieve records with a given range of key values</text:p>
      <text:p text:style-name="P14">5. Destroy the database</text:p>
      <text:p text:style-name="P15">6. Quit</text:p>
      <text:p text:style-name="P15"><text:s/>The program will prompt users to enter appropriate information for each and every task, and display appropriate results after execution. Destroy the database before quiting.</text:p>
      <text:list xml:id="list4248256891451026615" text:style-name="L5">
        <text:list-item>
          <text:p text:style-name="P4">For all the queries, the program must <text:span text:style-name="T2">display</text:span> the <text:span text:style-name="T9">number of records</text:span> retrieved and the <text:span text:style-name="T10">total execution time in micro seconds</text:span>. </text:p>
          <text:p text:style-name="P4"><text:span text:style-name="T10">All records (key/data pairs) retrieved must be appended into a file named ''answers'' in the local directory. The file must be in the format that each record occupies three lines: one line for the key string, followed by one line for the data string and one line for an empty string. <text:line-break/>Clear the answer file after each program run.</text:span></text:p>
        </text:list-item>
        <text:list-item>
          <text:p text:style-name="P10"><text:span text:style-name="T10">The key/data range string(s) to be searched for shall be entered by the user. That is, if the user chooses the range search from the main menu, then the program must ask the user to enter both lower and upper limit strings,</text:span> and then <text:span text:style-name="T6">return the list all records whose key values are within the range. </text:span><text:span text:style-name="T7">[Currently range only works for an int-based key system.]</text:span></text:p>
        </text:list-item>
        <text:list-item>
          <text:p text:style-name="P4">All key/data pairs are strings of lower case 26 Roman chars and must be generated using a pseudo random number generator. The lengths of key and data are from 64 to 127 bytes, inclusive. </text:p>
        </text:list-item>
      </text:list>
      <text:p text:style-name="P13">For the sake of testing, please use the sample programs provided below to generate such a string. <text:span text:style-name="T11">If a duplicated key is rejected, use the next pair of Key/Data.</text:span> DO NOT reuse either key or data from the rejected pair. <text:span text:style-name="T10">Seed the random number generator as indicated in the sample programs, and never seed it again.</text:span></text:p>
      <text:list xml:id="list3182064060946338446" text:style-name="L6">
        <text:list-item>
          <text:p text:style-name="P11">The data list must contain exactly <text:span text:style-name="T6">100,000 </text:span><text:span text:style-name="T8">[testing at 1000]</text:span><text:span text:style-name="T12"> </text:span>records. <text:span text:style-name="T10">Because of disk limit, drop your database after testing. </text:span></text:p>
        </text:list-item>
        <text:list-item>
          <text:p text:style-name="P11">The performance data recorded for each query must contain the <text:span text:style-name="T11">number of records</text:span> in the answer set and<text:span text:style-name="T10"> the elapse time for the execution. </text:span></text:p>
        </text:list-item>
        <text:list-item>
          <text:p text:style-name="P11">Select the existing key and/or data values (from your populated database) to make sure that </text:p>
          <text:list>
            <text:list-item>
              <text:p text:style-name="P11">the key/data search is non-empty, and </text:p>
            </text:list-item>
            <text:list-item>
              <text:p text:style-name="P11"><text:soft-page-break/>the range search returns 100-200 records. (Note that lowering the value of the upper limit will reduce the number of records returned.) </text:p>
              <text:p text:style-name="P11"/>
            </text:list-item>
          </text:list>
        </text:list-item>
        <text:list-item>
          <text:p text:style-name="P11">The following <text:span text:style-name="T5">is a</text:span> sample program, in Java, that demonstrate<text:span text:style-name="T5">s</text:span> how to create and populate a database. See the <text:a xlink:type="simple" xlink:href="https://eclass.srv.ualberta.ca/pluginfile.php/1133709/mod_page/content/55/6_BerkeleyDB.pptx">lab tutorial</text:a> for more details.</text:p>
          <text:list>
            <text:list-item>
              <text:p text:style-name="P11">a Java <text:a xlink:type="simple" xlink:href="https://eclass.srv.ualberta.ca/pluginfile.php/2619774/mod_assign/intro/Sample.java">sample program,</text:a> </text:p>
            </text:list-item>
          </text:list>
        </text:list-item>
        <text:list-item>
          <text:p text:style-name="P5">Do not submit a program that is not your own work as the policies of the University in academic integrity will be strictly followed.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encer Plant</meta:initial-creator>
    <meta:creation-date>2016-04-05T19:17:11.099021482</meta:creation-date>
    <dc:date>2016-04-05T19:33:34.236776939</dc:date>
    <dc:creator>Spencer Plant</dc:creator>
    <meta:editing-duration>PT13M30S</meta:editing-duration>
    <meta:editing-cycles>6</meta:editing-cycles>
    <meta:generator>LibreOffice/4.2.8.2$Linux_X86_64 LibreOffice_project/420m0$Build-2</meta:generator>
    <meta:document-statistic meta:table-count="1" meta:image-count="0" meta:object-count="0" meta:page-count="4" meta:paragraph-count="67" meta:word-count="1071" meta:character-count="6182" meta:non-whitespace-character-count="5176"/>
  </office:meta>
</office:document-meta>
</file>